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ject Managemen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5">Developing software requires project management</text:p>
              </text:list-item>
            </text:list>
            <text:list text:style-name="L2">
              <text:list-item>
                <text:p text:id="id2" text:style-name="P5">Majority of software development projects fail because of technical problems or poor project management</text:p>
              </text:list-item>
            </text:list>
            <text:list text:style-name="L2">
              <text:list-item>
                <text:p text:id="id3" text:style-name="P5">Project Management is an umbrella activity</text:p>
              </text:list-item>
            </text:list>
            <text:list text:style-name="L2">
              <text:list-item>
                <text:p text:id="id4" text:style-name="P5">Effective software project management depends on People, Problem,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eople</text:p>
          </draw:text-box>
        </draw:frame>
        <draw:frame presentation:style-name="pr4" draw:text-style-name="P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id="id5" text:style-name="P5">Software engineering work is an intensively human endeavor</text:p>
              </text:list-item>
            </text:list>
            <text:list text:style-name="L2">
              <text:list-item>
                <text:p text:id="id6" text:style-name="P5">Players in the software process</text:p>
              </text:list-item>
            </text:list>
            <text:list text:style-name="L2">
              <text:list-item>
                <text:list>
                  <text:list-item>
                    <text:p text:id="id7" text:style-name="P6">Senior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Project (technical)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6">Practitio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Custom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End user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" text:style-name="P5">Team leaders attempt to maximize the skills and abilities of each person in the development team</text:p>
              </text:list-item>
            </text:list>
            <text:list text:style-name="L2">
              <text:list-item>
                <text:p text:id="id13" text:style-name="P5">How do we select a team leader?(note: PM is a people-intensive activity)</text:p>
              </text:list-item>
            </text:list>
            <text:list text:style-name="L2">
              <text:list-item>
                <text:list>
                  <text:list-item>
                    <text:p text:id="id14" text:style-name="P6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rgan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6">Ideas or innov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" text:style-name="P5">Other traits of effective project manager</text:p>
              </text:list-item>
            </text:list>
            <text:list text:style-name="L2">
              <text:list-item>
                <text:list>
                  <text:list-item>
                    <text:p text:id="id18" text:style-name="P6">Problem solving – diagnosing problems and providing sol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Managerial identity – taking char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6">Achievement – rewarding accomplish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Influence and team building – 'reading' people</text:p>
                  </text:list-item>
                </text:list>
              </text:list-item>
            </text:list>
          </draw:text-box>
        </draw:frame>
        <draw:frame draw:style-name="gr3" draw:layer="layout" svg:width="0.002cm" svg:height="0.987cm" svg:x="26.67cm" svg:y="1.27cm">
          <draw:text-box>
            <text:p text:style-name="P2"/>
          </draw:text-box>
        </draw:frame>
        <draw:frame draw:style-name="gr3" draw:layer="layout" svg:width="0.002cm" svg:height="0.987cm" svg:x="25.4cm" svg:y="2.54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Team</text:p>
          </draw:text-box>
        </draw:frame>
        <draw:frame presentation:style-name="pr4" draw:text-style-name="P5" draw:layer="layout" svg:width="25.199cm" svg:height="14.021cm" svg:x="1.4cm" svg:y="4.914cm" presentation:class="outline" presentation:user-transformed="true">
          <draw:text-box>
            <text:list text:style-name="L2">
              <text:list-item>
                <text:p text:id="id22" text:style-name="P5">Options for applying human resources to a project that will require N people working for K years</text:p>
              </text:list-item>
            </text:list>
            <text:list text:style-name="L2">
              <text:list-item>
                <text:list>
                  <text:list-item>
                    <text:p text:id="id23" text:style-name="P6">N individual to M different functional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N individual to M different functional tasks (M &lt; 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6">N individuals into T teams to M different functional tasks</text:p>
                  </text:list-item>
                </text:list>
              </text:list-item>
            </text:list>
            <text:list text:style-name="L2">
              <text:list-item>
                <text:p text:id="id26" text:style-name="P5">Project manager is responsible for the coordin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4.064cm" svg:x="1.4cm" svg:y="4.914cm" presentation:class="outline" presentation:user-transformed="true">
          <draw:text-box>
            <text:list text:style-name="L2">
              <text:list-item>
                <text:p text:id="id27" text:style-name="P5">Democratic decentralized (DD)</text:p>
              </text:list-item>
            </text:list>
            <text:list text:style-name="L2">
              <text:list-item>
                <text:list>
                  <text:list-item>
                    <text:p text:id="id28" text:style-name="P6">No permanent lea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Assigns short term tasks coordinat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Decision made by group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6">Horizontal communication</text:p>
                  </text:list-item>
                </text:list>
              </text:list-item>
            </text:list>
            <text:list text:style-name="L2">
              <text:list-item>
                <text:p text:id="id32" text:style-name="P5">Controlled decentralized (CD)</text:p>
              </text:list-item>
            </text:list>
            <text:list text:style-name="L2">
              <text:list-item>
                <text:list>
                  <text:list-item>
                    <text:p text:id="id33" text:style-name="P6">With a defined leader and secondary lea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6">Decision made by groups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6">Horizontal and Vertical commun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5">Controlled Centralized (CC)</text:p>
              </text:list-item>
            </text:list>
            <text:list text:style-name="L2">
              <text:list-item>
                <text:list>
                  <text:list-item>
                    <text:p text:id="id37" text:style-name="P6">Team leader manages problem solving and team coordin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6">Vertical communication between team members and team lead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9" text:style-name="P5">Project factors that should be considered when planning team structure</text:p>
              </text:list-item>
            </text:list>
            <text:list text:style-name="L2">
              <text:list-item>
                <text:list>
                  <text:list-item>
                    <text:p text:id="id40" text:style-name="P6">Difficulty of problem to sol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Size of resultant program (LOC, FP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6">Team life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Mod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Required quality and reli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Rigidity of delivery d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6">Communication required for pro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3T8"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draw:name="Object 1" draw:style-name="standard" draw:layer="layout" svg:width="26.004cm" svg:height="13.756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o be continued...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4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2-05T00:01:20</dc:date>
    <dc:language>de-DE</dc:language>
    <meta:editing-cycles>611</meta:editing-cycles>
    <meta:editing-duration>PT17H21M27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4pt" fo:font-weight="bold"/>
    </style:style>
    <style:style style:name="ce2" style:family="table-cell" style:parent-style-name="Default">
      <style:table-cell-properties fo:border="0.0008in solid #000000"/>
      <style:text-properties fo:font-size="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3" table:default-cell-style-name="ce2"/>
        <table:table-row table:style-name="ro1">
          <table:table-cell table:number-columns-repeated="2"/>
          <table:table-cell table:style-name="ce1" office:value-type="string">
            <text:p>Type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CC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ifficul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i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arge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Smal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Team Life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hort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Modu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Rel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elivery 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ric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ax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Soc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12/05/2007</text:date>, <text:time>00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